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2181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6.86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13">
            <text:p>05/13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EG.ACK ← RCV.NXT; # RCV.NXT should be set to 0 on init</text:p>
            <text:p><text:s text:c="2"/>SND.UNA ← ISS;</text:p>
            <text:p><text:s text:c="2"/>SND.NXT ← ISS + 1;</text:p>
            <text:p/>
            <text:p>Else: </text:p>
            <text:p><text:s text:c="2"/>SEG.SEQ ← SND.NXT;</text:p>
            <text:p><text:s text:c="2"/>SND.NXT ← SND.NXT + (isFi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4">if my timer &amp;&amp;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office:value-type="string"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window size):</text:p>
            <text:p><text:s text:c="4"/>Send ack; # put this in reliability?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.queue()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an_send() &amp;&amp; if SND.UNA &lt; SEG.ACK &lt;= SND.NXT:</text:p>
            <text:p><text:s text:c="2"/># The only thing we need to do in congestion control is read the ack number.</text:p>
            <text:p><text:s text:c="2"/>congestion_control()</text:p>
            <text:p/>
            <text:p>assert(the total of RCV.NXT and RCV.WND is not reduced) # page 74</text:p>
            <text:p/>
            <text:p><text:span text:style-name="T3"># This needs to happen after all calls to all modules</text:span></text:p>
            <text:p><text:span text:style-name="T3">If saved CloseEvent &amp;&amp; send buffer is empt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Update timer according to RFC 2988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# we may not need to adjust the receive window on these control bits</text:p>
            <text:p><text:s text:c="2"/># as we will consume it next</text:p>
            <text:p><text:s text:c="2"/>RCV.WND ← RCV.WND – 1;</text:p>
            <text:p/>
            <text:p>Else If data:</text:p>
            <text:p><text:s text:c="2"/>Save packet in priority queue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8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not empty OR R.queue() is not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05/13/2011</text:date>, <text:time>12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3T12:29:58</dc:date>
    <dc:creator>Randy Buck</dc:creator>
    <meta:editing-duration>PT534H56M15S</meta:editing-duration>
    <meta:editing-cycles>237</meta:editing-cycles>
    <meta:generator>OpenOffice.org/3.2$Unix OpenOffice.org_project/320m12$Build-9483</meta:generator>
    <meta:printed-by>Randy Buck</meta:printed-by>
    <meta:print-date>2011-05-13T10:19:58</meta:print-date>
    <meta:document-statistic meta:table-count="3" meta:cell-count="43" meta:object-count="0"/>
  </office:meta>
</office:document-meta>
</file>